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005cm" svg:y1="0.735cm" svg:x2="2.005cm" svg:y2="1.37cm">
          <text:p/>
        </draw:line>
        <draw:custom-shape draw:style-name="gr1" draw:text-style-name="P2" draw:layer="layout" svg:width="3.81cm" svg:height="0.635cm" svg:x="0.1cm" svg:y="1.37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0.1cm" svg:y="2.64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005cm" svg:y1="2.005cm" svg:x2="2.005cm" svg:y2="2.64cm">
          <text:p/>
        </draw:line>
        <draw:custom-shape draw:style-name="gr1" draw:text-style-name="P2" draw:layer="layout" svg:width="3.81cm" svg:height="0.635cm" svg:x="5.18cm" svg:y="1.37cm">
          <text:p text:style-name="P1"><text:span text:style-name="T1">TimeSpa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85cm" svg:y1="0.735cm" svg:x2="7.085cm" svg:y2="1.37cm">
          <text:p/>
        </draw:line>
        <draw:line draw:style-name="gr2" draw:text-style-name="P3" draw:layer="layout" svg:x1="12.165cm" svg:y1="0.735cm" svg:x2="12.165cm" svg:y2="1.37cm">
          <text:p/>
        </draw:line>
        <draw:custom-shape draw:style-name="gr1" draw:text-style-name="P2" draw:layer="layout" svg:width="3.81cm" svg:height="0.635cm" svg:x="10.26cm" svg:y="1.37cm">
          <text:p text:style-name="P1"><text:span text:style-name="T1">IdentifyT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3.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26:50.84</dc:date>
    <dc:language>en-US</dc:language>
    <meta:editing-cycles>7</meta:editing-cycles>
    <meta:editing-duration>PT00H07M28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